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officeooo:rsid="0013dced" officeooo:paragraph-rsid="0013dced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3dced" officeooo:paragraph-rsid="0013dce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3dced" officeooo:paragraph-rsid="0013dced" style:font-size-asian="12.25pt" style:font-size-complex="14pt"/>
    </style:style>
    <style:style style:name="T1" style:family="text">
      <style:text-properties officeooo:rsid="0014b5c5"/>
    </style:style>
    <style:style style:name="T2" style:family="text">
      <style:text-properties officeooo:rsid="00189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nt a voir</text:p>
      <text:p text:style-name="P1"/>
      <text:p text:style-name="P2">- demander a pierre si les questions de l'arbre de décision sont destinés aux hotlineur (question juste histoire de donner les pistes) ou plus destinés a des clients (les questions auront besoin de plus de détail sur les commandes et procédure a suivre).</text:p>
      <text:p text:style-name="P2"/>
      <text:p text:style-name="P2">- dans l'arbre de décision coté admin : les nouvelle questions a la réponse 'NO' ne s'affiche pas alors que dans le HL2 ils s'affichent (voir aux decision_trees/41/questions/new)</text:p>
      <text:p text:style-name="P2"/>
      <text:p text:style-name="P2">- Rajouter de la couleur aux bouton ou une barre vertical pour déterminer quelles Oui ou quelle Non appartiennent a quelle questions.</text:p>
      <text:p text:style-name="P2"/>
      <text:p text:style-name="P2">- <text:span text:style-name="T1">aligner la réponse a coté des boutons</text:span></text:p>
      <text:p text:style-name="P2"/>
      <text:p text:style-name="P2">- <text:span text:style-name="T1">intégrer un chronometre en Javascript</text:span></text:p>
      <text:p text:style-name="P2"/>
      <text:p text:style-name="P2">- <text:span text:style-name="T2">rajouter un bouton ou indication F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4:07:59.789836843</meta:creation-date>
    <dc:date>2015-04-08T15:54:19.810934013</dc:date>
    <meta:editing-duration>PT3M14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7" meta:word-count="117" meta:character-count="693" meta:non-whitespace-character-count="583"/>
  </office:meta>
</office:document-meta>
</file>